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252in" fo:margin-bottom="0.1252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text-indent="-0.3335in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1" style:font-size-asian="12pt" style:font-style-asian="normal" style:font-weight-asian="bold" style:font-name-complex="Cambria1" style:font-size-complex="12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gjdgxs"/>ICLC 2025 - Proposal for Live Performances</text:p>
      <text:p text:style-name="P1"><text:span text:style-name="T1">Live Performances (including audio, visual, <text:s/>and A/V or multimedia) will largely be sorted into one of two formats: a concert format, with seated audience; and an Algorave format, unseated and intended for dancing. </text:span>As we explore venues and dates, and according to patterns that we see emerge from the submissions received, we intend to program several different subcategories of the concert format.<text:bookmark text:name="30j0zll"/></text:p>
      <text:p text:style-name="Heading_20_2">1. General Information</text:p>
      <text:list xml:id="list2447340858" text:style-name="WWNum1">
        <text:list-item>
          <text:p text:style-name="P2"><text:span text:style-name="T3">Performance Title:</text:span></text:p>
        </text:list-item>
        <text:list-item>
          <text:p text:style-name="P2"><text:span text:style-name="T3">Main Contact:</text:span></text:p>
        </text:list-item>
        <text:list-item>
          <text:p text:style-name="P2"><text:span text:style-name="T3">Additional Performers:</text:span></text:p>
        </text:list-item>
        <text:list-item>
          <text:p text:style-name="P2"><text:span text:style-name="T3">Performance Type:</text:span> (Algorave, Concert, ...)<text:bookmark text:name="1fob9te"/></text:p>
        </text:list-item>
      </text:list>
      <text:p text:style-name="Heading_20_2">2. Abstract</text:p>
      <text:p text:style-name="P1"><text:span text:style-name="T1">Please support your submission with a clear description of your performance</text:span>, the tools and techniques you intend to use<text:span text:style-name="T1">, and discussion of influences and prior art as appropriate. Peer review and acceptance will be based on this abstract and the audio/visual material you provide</text:span>.<text:span text:style-name="T1"> </text:span>The abstract<text:span text:style-name="T1"> will also be published in the proceedings of the conference.</text:span></text:p>
      <text:p text:style-name="P1"><text:span text:style-name="T1">Max. </text:span>800<text:span text:style-name="T1"> words.</text:span><text:bookmark text:name="3znysh7"/></text:p>
      <text:p text:style-name="Heading_20_2">3. Video and/or Audio Material</text:p>
      <text:p text:style-name="P1"><text:span text:style-name="T1">Please provide one or multiple links to video or audio material related to this performance here.</text:span><text:bookmark text:name="2et92p0"/></text:p>
      <text:p text:style-name="Heading_20_2">4. Program Note</text:p>
      <text:p text:style-name="P1"><text:span text:style-name="T1">Please provide a short (max. 150 words) program note. This will be shared in the online Conference program and used for any printed program materials.</text:span><text:bookmark text:name="tyjcwt"/></text:p>
      <text:p text:style-name="Heading_20_2">5. Artist(s) Biography</text:p>
      <text:p text:style-name="P1"><text:span text:style-name="T1">Please provide a short biography (max. 150 words each) for each performer involved in this performance. These will be published in the proceedings of the Conference.</text:span></text:p>
      <text:p text:style-name="P1"><text:span text:style-name="T2">PLEASE DON’T FORGET TO FILL OUT THE TECHNICAL QUESTIONNAIRE BELOW!</text:span></text:p>
      <text:p text:style-name="Heading_20_1"><text:bookmark text:name="3dy6vkm"/></text:p>
      <text:p text:style-name="P3">ICLC 2025 – Technical Requirements</text:p>
      <text:p text:style-name="P1"><text:span text:style-name="T1">Live Performances</text:span><text:bookmark text:name="1t3h5sf"/></text:p>
      <text:p text:style-name="Heading_20_2">1. General Information<text:bookmark text:name="4d34og8"/></text:p>
      <text:p text:style-name="Heading_20_3">1.1 What setting is the performance intended for?</text:p>
      <text:p text:style-name="P1"><text:span text:style-name="T1">Please describe the ideal conditions, </text:span>e.g. <text:span text:style-name="T1">Algorave with dancing audience, concert setting with seated audience, setting with moving/exploring audience? Inside, outside, lighting preferences? Please indicate if any conditions are simply nice-to-have or absolute showstoppers.</text:span><text:bookmark text:name="2s8eyo1"/></text:p>
      <text:p text:style-name="Heading_20_3">1.2 How many performers will be in the performance?<text:bookmark text:name="17dp8vu"/></text:p>
      <text:p text:style-name="Heading_20_3">1.3 Are you open to being paired with another performer?</text:p>
      <text:p text:style-name="P1">I<text:span text:style-name="T1">f you’re submitting a visual-only or music-only Algorave performance, the Committee may select a complimentary performer to create a combined A/V set, without additional input from you. You may answer </text:span>“no”<text:span text:style-name="T1"> if </text:span>you don't want to be paired in this way<text:span text:style-name="T1">.</text:span><text:bookmark text:name="3rdcrjn"/></text:p>
      <text:p text:style-name="Heading_20_3">1.4 Will your performance require technical support during the set?</text:p>
      <text:p text:style-name="P1">I<text:span text:style-name="T1">s support needed, e.g. to run lighting changes, timings, etc.? If yes, please describe.</text:span><text:bookmark text:name="26in1rg"/></text:p>
      <text:p text:style-name="Heading_20_2">2. Materials Needed<text:bookmark text:name="lnxbz9"/></text:p>
      <text:p text:style-name="Heading_20_3">VIDEO</text:p>
      <text:p text:style-name="Heading_20_3">2.1 What are your projection needs?</text:p>
      <text:p text:style-name="P1"><text:span text:style-name="T1">Please state what connector type(s) you need (HDMI, VGA, …), and the ideal or minimum resolution. Do you need one or more extra projections, in addition to the main screen?</text:span></text:p>
      <text:p text:style-name="Heading_20_3">AUDIO</text:p>
      <text:p text:style-name="Heading_20_3">2.2 How many input channels on the mixing console do you need?</text:p>
      <text:p text:style-name="P1"><text:span text:style-name="T1">Please also mention your preferred type(s) of input (XLR, ¼”, etc.).</text:span><text:bookmark text:name="35nkun2"/></text:p>
      <text:p text:style-name="Heading_20_3">2.3 Do you require a microphone? If so, how many microphones does your performance need?<text:bookmark text:name="1ksv4uv"/></text:p>
      <text:p text:style-name="Heading_20_3">2.4 Do you require a monitor, either over headphones or otherwise?<text:bookmark text:name="44sinio"/></text:p>
      <text:p text:style-name="Heading_20_3">2.5 Are you bringing your own audio interface?</text:p>
      <text:p text:style-name="P1"><text:span text:style-name="T1">If you can’t bring your</text:span> own<text:span text:style-name="T1"> for any reason, please state what you need or what you think would be compatible.</text:span><text:bookmark text:name="2jxsxqh"/></text:p>
      <text:p text:style-name="Heading_20_3">OTHER</text:p>
      <text:p text:style-name="Heading_20_3">2.6 How much table/floor space will you need for your performance? How many chairs?<text:bookmark text:name="z337ya"/></text:p>
      <text:p text:style-name="Heading_20_3">2.7 Do you need an internet connection during the performance?</text:p>
      <text:p text:style-name="P1"><text:span text:style-name="T1">Please state if you need </text:span>Wi-Fi<text:span text:style-name="T1">, if you could use </text:span>E<text:span text:style-name="T1">thernet, and how the performance relies upon a remote connection of any kind.</text:span><text:bookmark text:name="3j2qqm3"/></text:p>
      <text:p text:style-name="Heading_20_3">2.8 Anything else you need?</text:p>
      <text:p text:style-name="P1"><text:soft-page-break/><text:span text:style-name="T1">Cables, adapters, power strips, anything else you can’t bring yourself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1665in" loext:contextual-spacing="false" fo:line-height="100%" fo:text-align="center" style:justify-single-word="false" fo:keep-together="always" fo:keep-with-next="always"/>
      <style:text-properties fo:color="#335b8a"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1665in" loext:contextual-spacing="false" fo:line-height="100%" fo:text-align="center" style:justify-single-word="false" fo:keep-together="always" fo:keep-with-next="always"/>
      <style:text-properties fo:color="#335b8a" style:font-name="Calibri" fo:font-family="Calibri" style:font-family-generic="roman" style:font-pitch="variable" fo:font-size="15pt" fo:font-weight="bold" style:font-name-asian="Calibri1" style:font-family-asian="Calibri" style:font-family-generic-asian="system" style:font-pitch-asian="variable" style:font-size-asian="15pt" style:font-weight-asian="bold" style:font-name-complex="Calibri1" style:font-family-complex="Calibri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4" meta:word-count="554" meta:character-count="3445" meta:non-whitespace-character-count="2938"/>
    <meta:generator>LibreOfficeDev/6.0.5.2$Linux_X86_64 LibreOffice_project/</meta:generator>
  </office:meta>
</office:document-meta>
</file>